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spreadsheet>
      <table:table table:name="Panorama Ephemera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1020" table:default-cell-style-name="ce7"/>
        <table:table-row table:style-name="ro1">
          <table:table-cell office:value-type="time" office:time-value="PT00H00M00S">
            <text:p>00:00</text:p>
          </table:table-cell>
          <table:table-cell office:value-type="string">
            <text:p>Opening Title</text:p>
          </table:table-cell>
          <table:table-cell office:value-type="string">
            <text:p>Silence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0H00M10S">
            <text:p>00:10</text:p>
          </table:table-cell>
          <table:table-cell table:style-name="ce5" office:value-type="string">
            <text:p>Hypnotized couple 1</text:p>
          </table:table-cell>
          <table:table-cell table:style-name="ce5" office:value-type="string">
            <text:p>Film audio</text:p>
          </table:table-cell>
          <table:table-cell table:style-name="ce8"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0H00M50S">
            <text:p>00:50</text:p>
          </table:table-cell>
          <table:table-cell office:value-type="string">
            <text:p>Farm (transition 1)</text:p>
          </table:table-cell>
          <table:table-cell office:value-type="string">
            <text:p>Crystal glasses &amp; 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style-name="ce6" office:value-type="string">
            <text:p>PART 1: CALAMITY</text:p>
          </table:table-cell>
          <table:table-cell table:number-columns-repeated="1021"/>
        </table:table-row>
        <table:table-row table:style-name="ro1">
          <table:table-cell office:value-type="time" office:time-value="PT00H01M09S">
            <text:p>01:09</text:p>
          </table:table-cell>
          <table:table-cell office:value-type="string">
            <text:p>Pastimes</text:p>
          </table:table-cell>
          <table:table-cell office:value-type="string">
            <text:p>Laptop improv - “panorama”</text:p>
          </table:table-cell>
          <table:table-cell table:number-columns-repeated="1020"/>
        </table:table-row>
        <table:table-row table:style-name="ro1">
          <table:table-cell office:value-type="time" office:time-value="PT00H02M06S">
            <text:p>02:06</text:p>
          </table:table-cell>
          <table:table-cell office:value-type="string">
            <text:p>Parade</text:p>
          </table:table-cell>
          <table:table-cell table:number-columns-repeated="1021"/>
        </table:table-row>
        <table:table-row table:style-name="ro1">
          <table:table-cell office:value-type="time" office:time-value="PT00H02M49S">
            <text:p>02:49</text:p>
          </table:table-cell>
          <table:table-cell office:value-type="string">
            <text:p>Riot</text:p>
          </table:table-cell>
          <table:table-cell table:number-columns-repeated="1021"/>
        </table:table-row>
        <table:table-row table:style-name="ro1">
          <table:table-cell office:value-type="time" office:time-value="PT00H04M37S">
            <text:p>04:37</text:p>
          </table:table-cell>
          <table:table-cell office:value-type="string">
            <text:p>3 Houses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office:value-type="time" office:time-value="PT00H05M58S">
            <text:p>05:58</text:p>
          </table:table-cell>
          <table:table-cell office:value-type="string">
            <text:p>Nuke</text:p>
          </table:table-cell>
          <table:table-cell table:number-columns-repeated="1021"/>
        </table:table-row>
        <table:table-row table:style-name="ro1">
          <table:table-cell office:value-type="time" office:time-value="PT00H08M28S">
            <text:p>08:28</text:p>
          </table:table-cell>
          <table:table-cell office:value-type="string">
            <text:p>Family picnic/car ride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office:value-type="time" office:time-value="PT00H08M46S">
            <text:p>08:46</text:p>
          </table:table-cell>
          <table:table-cell office:value-type="string">
            <text:p>Train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0H10M48S">
            <text:p>10:48</text:p>
          </table:table-cell>
          <table:table-cell office:value-type="string">
            <text:p>Men eating corn (trans.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2: GARDEN</text:p>
          </table:table-cell>
          <table:table-cell table:number-columns-repeated="1021"/>
        </table:table-row>
        <table:table-row table:style-name="ro1">
          <table:table-cell office:value-type="time" office:time-value="PT00H10M48S">
            <text:p>10:48</text:p>
          </table:table-cell>
          <table:table-cell office:value-type="string">
            <text:p>Gardening</text:p>
          </table:table-cell>
          <table:table-cell office:value-type="string">
            <text:p>Mobile devices</text:p>
          </table:table-cell>
          <table:table-cell table:number-columns-repeated="1020"/>
        </table:table-row>
        <table:table-row table:style-name="ro1">
          <table:table-cell office:value-type="time" office:time-value="PT00H13M40S">
            <text:p>13:40</text:p>
          </table:table-cell>
          <table:table-cell office:value-type="string">
            <text:p>Old Neighbors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3: INDUSTRY</text:p>
          </table:table-cell>
          <table:table-cell table:number-columns-repeated="1021"/>
        </table:table-row>
        <table:table-row table:style-name="ro1">
          <table:table-cell office:value-type="time" office:time-value="PT00H13M55S">
            <text:p>13:55</text:p>
          </table:table-cell>
          <table:table-cell office:value-type="string">
            <text:p>Iron foundry</text:p>
          </table:table-cell>
          <table:table-cell office:value-type="string">
            <text:p>Laptops - “breeze” and “granite”</text:p>
          </table:table-cell>
          <table:table-cell table:number-columns-repeated="1020"/>
        </table:table-row>
        <table:table-row table:style-name="ro1">
          <table:table-cell office:value-type="time" office:time-value="PT00H18M20S">
            <text:p>18:20</text:p>
          </table:table-cell>
          <table:table-cell office:value-type="string">
            <text:p>Factory closing</text:p>
          </table:table-cell>
          <table:table-cell office:value-type="string">
            <text:p>Strings</text:p>
          </table:table-cell>
          <table:table-cell table:number-columns-repeated="1020"/>
        </table:table-row>
        <table:table-row table:style-name="ro1">
          <table:table-cell office:value-type="time" office:time-value="PT00H20M20S">
            <text:p>20:20</text:p>
          </table:table-cell>
          <table:table-cell office:value-type="string">
            <text:p>Typing</text:p>
          </table:table-cell>
          <table:table-cell office:value-type="string">
            <text:p>Laptops - “clix” and “clixy”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0H23M04S">
            <text:p>23:04</text:p>
          </table:table-cell>
          <table:table-cell office:value-type="string">
            <text:p>Eggs (transition 2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time" office:time-value="PT00H23M18S">
            <text:p>23:18</text:p>
          </table:table-cell>
          <table:table-cell table:style-name="ce5" office:value-type="string">
            <text:p>Hypnotized couple 2</text:p>
          </table:table-cell>
          <table:table-cell table:style-name="ce5" office:value-type="string">
            <text:p>Film audio</text:p>
          </table:table-cell>
          <table:table-cell table:style-name="ce8"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4: CHILDHOOD</text:p>
          </table:table-cell>
          <table:table-cell table:number-columns-repeated="1021"/>
        </table:table-row>
        <table:table-row table:style-name="ro1">
          <table:table-cell office:value-type="time" office:time-value="PT00H25M05S">
            <text:p>25:05</text:p>
          </table:table-cell>
          <table:table-cell office:value-type="string">
            <text:p>Tricycles &amp; rocks</text:p>
          </table:table-cell>
          <table:table-cell office:value-type="string">
            <text:p>Crystal glasses?</text:p>
          </table:table-cell>
          <table:table-cell table:number-columns-repeated="1020"/>
        </table:table-row>
        <table:table-row table:style-name="ro1">
          <table:table-cell office:value-type="time" office:time-value="PT00H27M30S">
            <text:p>27:30</text:p>
          </table:table-cell>
          <table:table-cell office:value-type="string">
            <text:p>Danger Dodgers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office:value-type="time" office:time-value="PT00H31M41S">
            <text:p>31:41</text:p>
          </table:table-cell>
          <table:table-cell office:value-type="string">
            <text:p>Fish (transition?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office:value-type="time" office:time-value="PT00H31M51S">
            <text:p>31:51</text:p>
          </table:table-cell>
          <table:table-cell office:value-type="string">
            <text:p>Turtle &amp; teddy</text:p>
          </table:table-cell>
          <table:table-cell table:number-columns-repeated="1021"/>
        </table:table-row>
        <table:table-row table:style-name="ro1">
          <table:table-cell office:value-type="time" office:time-value="PT00H33M10S">
            <text:p>33:10</text:p>
          </table:table-cell>
          <table:table-cell office:value-type="string">
            <text:p>Drowning teddy</text:p>
          </table:table-cell>
          <table:table-cell office:value-type="string">
            <text:p>Crystal glasses</text:p>
          </table:table-cell>
          <table:table-cell table:number-columns-repeated="1020"/>
        </table:table-row>
        <table:table-row table:style-name="ro1">
          <table:table-cell office:value-type="time" office:time-value="PT00H33M26S">
            <text:p>33:26</text:p>
          </table:table-cell>
          <table:table-cell office:value-type="string">
            <text:p>Stop-motion weapons</text:p>
          </table:table-cell>
          <table:table-cell table:number-columns-repeated="1021"/>
        </table:table-row>
        <table:table-row table:style-name="ro1">
          <table:table-cell office:value-type="time" office:time-value="PT00H33M53S">
            <text:p>33:53</text:p>
          </table:table-cell>
          <table:table-cell office:value-type="string">
            <text:p>Sad Paul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office:value-type="time" office:time-value="PT00H35M32S">
            <text:p>35:32</text:p>
          </table:table-cell>
          <table:table-cell office:value-type="string">
            <text:p>Andrew's turmoil</text:p>
          </table:table-cell>
          <table:table-cell table:number-columns-repeated="1021"/>
        </table:table-row>
        <table:table-row table:style-name="ro1">
          <table:table-cell office:value-type="time" office:time-value="PT00H36M40S">
            <text:p>36:40</text:p>
          </table:table-cell>
          <table:table-cell office:value-type="string">
            <text:p>Andrew on the run</text:p>
          </table:table-cell>
          <table:table-cell table:number-columns-repeated="1021"/>
        </table:table-row>
        <table:table-row table:style-name="ro1">
          <table:table-cell office:value-type="time" office:time-value="PT00H39M01S">
            <text:p>39:01</text:p>
          </table:table-cell>
          <table:table-cell office:value-type="string">
            <text:p>Crash test dummies</text:p>
          </table:table-cell>
          <table:table-cell office:value-type="string">
            <text:p>Laptops - “timber”</text:p>
          </table:table-cell>
          <table:table-cell table:number-columns-repeated="1020"/>
        </table:table-row>
        <table:table-row table:style-name="ro1">
          <table:table-cell office:value-type="time" office:time-value="PT00H41M23S">
            <text:p>41:23</text:p>
          </table:table-cell>
          <table:table-cell office:value-type="string">
            <text:p>Return of rocks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time" office:time-value="PT00H42M40S">
            <text:p>42:40</text:p>
          </table:table-cell>
          <table:table-cell office:value-type="string">
            <text:p>Seagulls (transition 3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time" office:time-value="PT00H42M57S">
            <text:p>42:57</text:p>
          </table:table-cell>
          <table:table-cell table:style-name="ce5" office:value-type="string">
            <text:p>Hypnotized couple 3</text:p>
          </table:table-cell>
          <table:table-cell table:style-name="ce5" office:value-type="string">
            <text:p>Film audio</text:p>
          </table:table-cell>
          <table:table-cell table:style-name="ce8"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5: DIVERSION</text:p>
          </table:table-cell>
          <table:table-cell table:number-columns-repeated="1021"/>
        </table:table-row>
        <table:table-row table:style-name="ro1">
          <table:table-cell office:value-type="time" office:time-value="PT00H43M14S">
            <text:p>43:14</text:p>
          </table:table-cell>
          <table:table-cell office:value-type="string">
            <text:p>Driving – gas station</text:p>
          </table:table-cell>
          <table:table-cell table:number-columns-repeated="1021"/>
        </table:table-row>
        <table:table-row table:style-name="ro1">
          <table:table-cell office:value-type="time" office:time-value="PT00H43M39S">
            <text:p>43:39</text:p>
          </table:table-cell>
          <table:table-cell office:value-type="string">
            <text:p>Log cabins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time" office:time-value="PT00H44M46S">
            <text:p>44:46</text:p>
          </table:table-cell>
          <table:table-cell office:value-type="string">
            <text:p>Corn (transition 4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6: ACTIVITY</text:p>
          </table:table-cell>
          <table:table-cell table:number-columns-repeated="1021"/>
        </table:table-row>
        <table:table-row table:style-name="ro1">
          <table:table-cell office:value-type="time" office:time-value="PT00H44M56S">
            <text:p>44:56</text:p>
          </table:table-cell>
          <table:table-cell office:value-type="string">
            <text:p>Switchboard</text:p>
          </table:table-cell>
          <table:table-cell table:number-columns-repeated="1021"/>
        </table:table-row>
        <table:table-row table:style-name="ro1">
          <table:table-cell office:value-type="time" office:time-value="PT00H46M07S">
            <text:p>46:07</text:p>
          </table:table-cell>
          <table:table-cell office:value-type="string">
            <text:p>Couch (transition?)</text:p>
          </table:table-cell>
          <table:table-cell table:number-columns-repeated="1021"/>
        </table:table-row>
        <table:table-row table:style-name="ro1">
          <table:table-cell office:value-type="time" office:time-value="PT00H46M16S">
            <text:p>46:16</text:p>
          </table:table-cell>
          <table:table-cell office:value-type="string">
            <text:p>Time &amp; war</text:p>
          </table:table-cell>
          <table:table-cell office:value-type="string">
            <text:p>Strings</text:p>
          </table:table-cell>
          <table:table-cell table:number-columns-repeated="1020"/>
        </table:table-row>
        <table:table-row table:style-name="ro1">
          <table:table-cell office:value-type="time" office:time-value="PT00H48M14S">
            <text:p>48:14</text:p>
          </table:table-cell>
          <table:table-cell office:value-type="string">
            <text:p>Election day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0H50M36S">
            <text:p>50:36</text:p>
          </table:table-cell>
          <table:table-cell office:value-type="string">
            <text:p>Carrots (transition 5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7: MARRIAGE</text:p>
          </table:table-cell>
          <table:table-cell table:number-columns-repeated="1021"/>
        </table:table-row>
        <table:table-row table:style-name="ro1">
          <table:table-cell office:value-type="time" office:time-value="PT00H50M43S">
            <text:p>50:43</text:p>
          </table:table-cell>
          <table:table-cell office:value-type="string">
            <text:p>Couple driving</text:p>
          </table:table-cell>
          <table:table-cell table:number-columns-repeated="1021"/>
        </table:table-row>
        <table:table-row table:style-name="ro1">
          <table:table-cell office:value-type="time" office:time-value="PT00H51M30S">
            <text:p>51:30</text:p>
          </table:table-cell>
          <table:table-cell office:value-type="string">
            <text:p>Picnic</text:p>
          </table:table-cell>
          <table:table-cell office:value-type="string">
            <text:p>Film audio (with str underscore?)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0H54M56S">
            <text:p>54:56</text:p>
          </table:table-cell>
          <table:table-cell office:value-type="string">
            <text:p>Pyrex (transition 6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8: MODERN LIFE</text:p>
          </table:table-cell>
          <table:table-cell table:number-columns-repeated="1021"/>
        </table:table-row>
        <table:table-row table:style-name="ro1">
          <table:table-cell office:value-type="time" office:time-value="PT00H55M13S">
            <text:p>55:13</text:p>
          </table:table-cell>
          <table:table-cell office:value-type="string">
            <text:p>Shopping by day</text:p>
          </table:table-cell>
          <table:table-cell table:number-columns-repeated="1021"/>
        </table:table-row>
        <table:table-row table:style-name="ro1">
          <table:table-cell office:value-type="time" office:time-value="PT00H56M27S">
            <text:p>56:27</text:p>
          </table:table-cell>
          <table:table-cell office:value-type="string">
            <text:p>Dancing by night</text:p>
          </table:table-cell>
          <table:table-cell table:number-columns-repeated="1021"/>
        </table:table-row>
        <table:table-row table:style-name="ro1">
          <table:table-cell office:value-type="time" office:time-value="PT00H57M08S">
            <text:p>57:08</text:p>
          </table:table-cell>
          <table:table-cell office:value-type="string">
            <text:p>New landscape</text:p>
          </table:table-cell>
          <table:table-cell table:number-columns-repeated="1021"/>
        </table:table-row>
        <table:table-row table:style-name="ro1">
          <table:table-cell office:value-type="time" office:time-value="PT00H57M43S">
            <text:p>57:43</text:p>
          </table:table-cell>
          <table:table-cell office:value-type="string">
            <text:p>Dog (transition)</text:p>
          </table:table-cell>
          <table:table-cell table:number-columns-repeated="1021"/>
        </table:table-row>
        <table:table-row table:style-name="ro1">
          <table:table-cell office:value-type="time" office:time-value="PT00H57M47S">
            <text:p>57:47</text:p>
          </table:table-cell>
          <table:table-cell office:value-type="string">
            <text:p>Unwitting stripper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>
            <text:p>PART 9: DIVERSION 2</text:p>
          </table:table-cell>
          <table:table-cell table:number-columns-repeated="1021"/>
        </table:table-row>
        <table:table-row table:style-name="ro1">
          <table:table-cell office:value-type="time" office:time-value="PT00H58M58S">
            <text:p>58:58</text:p>
          </table:table-cell>
          <table:table-cell office:value-type="string">
            <text:p>Sheep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office:value-type="time" office:time-value="PT00H59M18S">
            <text:p>59:18</text:p>
          </table:table-cell>
          <table:table-cell office:value-type="string">
            <text:p>Seagulls</text:p>
          </table:table-cell>
          <table:table-cell office:value-type="string">
            <text:p>Crystal glasses &amp; Percussion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0H59M56S">
            <text:p>59:56</text:p>
          </table:table-cell>
          <table:table-cell office:value-type="string">
            <text:p>Convertible (transition 7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time" office:time-value="PT01H00M10S">
            <text:p>00:10</text:p>
          </table:table-cell>
          <table:table-cell table:style-name="ce5" office:value-type="string">
            <text:p>Hypnotized couple 4</text:p>
          </table:table-cell>
          <table:table-cell table:style-name="ce5" office:value-type="string">
            <text:p>Film audio</text:p>
          </table:table-cell>
          <table:table-cell table:style-name="ce8"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1H01M00S">
            <text:p>01:00</text:p>
          </table:table-cell>
          <table:table-cell office:value-type="string">
            <text:p>End credits</text:p>
          </table:table-cell>
          <table:table-cell table:number-columns-repeated="1021"/>
        </table:table-row>
        <table:table-row table:style-name="ro1" table:number-rows-repeated="104849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Matthys</meta:initial-creator>
    <meta:creation-date>2013-05-02T10:17:41</meta:creation-date>
    <dc:date>2013-05-14T22:00:26</dc:date>
    <dc:creator>Joel Matthys</dc:creator>
    <meta:editing-duration>PT18S</meta:editing-duration>
    <meta:editing-cycles>4</meta:editing-cycles>
    <meta:generator>LibreOffice/3.5$Linux_X86_64 LibreOffice_project/350m1$Build-2</meta:generator>
    <meta:document-statistic meta:table-count="1" meta:cell-count="144" meta:object-count="0"/>
  </office:meta>
</office:document-meta>
</file>